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857b" officeooo:paragraph-rsid="0006857b"/>
    </style:style>
    <style:style style:name="T1" style:family="text">
      <style:text-properties officeooo:rsid="0007b4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gunta a) <text:span text:style-name="T1">66 GB</text:span></text:p>
      <text:p text:style-name="P1">Pregunta b) Se supone que las copias completas son necesarias para poder acceder a los datos, despues de bastante tiempo, por lo tanto no tinene mucho sentido hacer una copia completa cada semana si al final del mes te vas a quedar con la ultima copia completa del mes. Por lo tanto con las propias instantaneas que se crean ya es facil acceder a los meses que se necesiten con la ultima copia de cada m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8T11:32:37.072000000</meta:creation-date>
    <dc:date>2022-03-18T11:39:03.444000000</dc:date>
    <meta:editing-duration>PT6M25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2" meta:word-count="80" meta:character-count="423" meta:non-whitespace-character-count="345"/>
  </office:meta>
</office:document-meta>
</file>